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2cm" fo:break-before="page" table:align="right"/>
    </style:style>
    <style:style style:name="Tabell1.A" style:family="table-column">
      <style:table-column-properties style:column-width="2.822cm"/>
    </style:style>
    <style:style style:name="Tabell1.B" style:family="table-column">
      <style:table-column-properties style:column-width="2.824cm"/>
    </style:style>
    <style:style style:name="Tabell1.C" style:family="table-column">
      <style:table-column-properties style:column-width="2.84cm"/>
    </style:style>
    <style:style style:name="Tabell1.D" style:family="table-column">
      <style:table-column-properties style:column-width="2.826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E10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rapport (Systemtest 3/6 - 2014)</text:h>
      <text:p text:style-name="Text_20_body"/>
      <text:p text:style-name="Text_20_body">Detta är testen som utfördes under iteration 7. Kraven som ska testas är <text:s/>6, 19 ,20 från min product backlog. Filerna som ska användas är index.html och server.js, main.js, game.js, map.js, monster.js, collisiondetector.js, controls.js och player.js.</text:p>
      <text:p text:style-name="Text_20_body">Slutligt Systemtest är det som körs och miljön jag utför testet i är windows 7, webbläsaren är Google Chrome 34.</text:p>
      <text:p text:style-name="Text_20_body">Spelversionen heter i github: preventdefault på knappar</text:p>
      <text:p text:style-name="Text_20_body"/>
      <text:p text:style-name="Text_20_body">Förkrav:</text:p>
      <text:list xml:id="list7444132465660740952" text:style-name="L1">
        <text:list-item>
          <text:p text:style-name="P1">Server js måste köras för att filer ska kunna hämtas och visas i webbläsaren.</text:p>
        </text:list-item>
      </text:list>
      <text:p text:style-name="Text_20_body"/>
      <text:h text:style-name="Heading_20_2" text:outline-level="2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B"/>
        <table:table-column table:style-name="Tabell1.D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A1" office:value-type="string">
            <text:p text:style-name="Table_20_Contents">Förväntat resultat</text:p>
          </table:table-cell>
          <table:table-cell table:style-name="Tabell1.A1" office:value-type="string">
            <text:p text:style-name="Table_20_Contents">Förklaring</text:p>
          </table:table-cell>
          <table:table-cell table:style-name="Tabell1.A1" office:value-type="string">
            <text:p text:style-name="Table_20_Contents">Utfall</text:p>
          </table:table-cell>
          <table:table-cell table:style-name="Tabell1.F1" office:value-type="string">
            <text:p text:style-name="Table_20_Contents">Kommentar</text:p>
          </table:table-cell>
        </table:table-row>
        <table:table-row>
          <table:table-cell table:style-name="Tabell1.A2" office:value-type="string">
            <text:p text:style-name="Table_20_Contents">1</text:p>
          </table:table-cell>
          <table:table-cell table:style-name="Tabell1.A2" office:value-type="string">
            <text:p text:style-name="Table_20_Contents">Starta spelet</text:p>
          </table:table-cell>
          <table:table-cell table:style-name="Tabell1.A2" office:value-type="string">
            <text:p text:style-name="Table_20_Contents">Instruktioner finns att läsa under spelet.</text:p>
          </table:table-cell>
          <table:table-cell table:style-name="Tabell1.A2" office:value-type="string">
            <text:p text:style-name="Table_20_Contents">Det ska gå att läsa instruktioner för spele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Singleplayer</text:p>
          </table:table-cell>
          <table:table-cell table:style-name="Tabell1.A2" office:value-type="string">
            <text:p text:style-name="Table_20_Contents">Ett spel där man är ensam spelare på banan sätts igång</text:p>
          </table:table-cell>
          <table:table-cell table:style-name="Tabell1.A2" office:value-type="string">
            <text:p text:style-name="Table_20_Contents">Man ska kunna välja att spela ensam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Multiplayer.</text:p>
          </table:table-cell>
          <table:table-cell table:style-name="Tabell1.A2" office:value-type="string">
            <text:p text:style-name="Table_20_Contents">En ny meny där man får multiplayer-alternativ visas.</text:p>
          </table:table-cell>
          <table:table-cell table:style-name="Tabell1.A2" office:value-type="string">
            <text:p text:style-name="Table_20_Contents">Man ska kunna välja att spela flera personer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Multiplayer. Klicka på Play with Stranger.</text:p>
          </table:table-cell>
          <table:table-cell table:style-name="Tabell1.A2" office:value-type="string">
            <text:p text:style-name="Table_20_Contents">En laddningsskärm visas för multiplayerspel över nätet.</text:p>
          </table:table-cell>
          <table:table-cell table:style-name="Tabell1.A2" office:value-type="string">
            <text:p text:style-name="Table_20_Contents">Man ska kunna spela mot en annan person över näte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Multiplayer. Klicka på Play with Friend</text:p>
          </table:table-cell>
          <table:table-cell table:style-name="Tabell1.A2" office:value-type="string">
            <text:p text:style-name="Table_20_Contents">Ett spel för två personer på samma dator startar.</text:p>
          </table:table-cell>
          <table:table-cell table:style-name="Tabell1.A2" office:value-type="string">
            <text:p text:style-name="Table_20_Contents">Man ska kunna spela mot en annan person på samma dator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3</text:p>
          </table:table-cell>
          <table:table-cell table:style-name="Tabell1.A2" office:value-type="string">
            <text:p text:style-name="Table_20_Contents">Starta ett Splitscreen-spel. Flytta spelare 1 och spelare 2 samtidigt</text:p>
          </table:table-cell>
          <table:table-cell table:style-name="Tabell1.A2" office:value-type="string">
            <text:p text:style-name="Table_20_Contents">Båda spelarna flyttar sig samtidigt</text:p>
          </table:table-cell>
          <table:table-cell table:style-name="Tabell1.A2" office:value-type="string">
            <text:p text:style-name="Table_20_Contents">Man ska kunna spela mot en annan person på samma dator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. </text:p>
          </table:table-cell>
          <table:table-cell table:style-name="Tabell1.A2" office:value-type="string">
            <text:p text:style-name="Table_20_Contents">Spelets laddningsskärm visas.</text:p>
          </table:table-cell>
          <table:table-cell table:style-name="Tabell1.A2" office:value-type="string">
            <text:p text:style-name="Table_20_Contents">Man ska kunna spela mot en annan person över näte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 på två olika datorer.</text:p>
          </table:table-cell>
          <table:table-cell table:style-name="Tabell1.A2" office:value-type="string">
            <text:p text:style-name="Table_20_Contents">Spelets laddningsskärm visas. Efter högst några sekunder startar spelet.</text:p>
          </table:table-cell>
          <table:table-cell table:style-name="Tabell1.A2" office:value-type="string">
            <text:p text:style-name="Table_20_Contents">Man ska kunna spela mot en annan person över näte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 på två olika datorer. Gå till <text:soft-page-break/>samma ställe. Hoppa</text:p>
          </table:table-cell>
          <table:table-cell table:style-name="Tabell1.A2" office:value-type="string">
            <text:p text:style-name="Table_20_Contents">Man ser varandras karaktärer hoppa.</text:p>
          </table:table-cell>
          <table:table-cell table:style-name="Tabell1.A2" office:value-type="string">
            <text:p text:style-name="Table_20_Contents">Man ska kunna spela mot en annan person över nätet i realtid.</text:p>
          </table:table-cell>
          <table:table-cell table:style-name="Tabell1.E10" office:value-type="string">
            <text:p text:style-name="Table_20_Contents">Fail</text:p>
          </table:table-cell>
          <table:table-cell table:style-name="Tabell1.F2" office:value-type="string">
            <text:p text:style-name="Table_20_Contents">Det händer att datan inte kan skickas till den andra klienten tillräckligt fort och hoppet <text:soft-page-break/>sker flera sekunder efter på den andra klientens skärm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 på två olika datorer. Gå till samma ställe. Slå på ett block.</text:p>
          </table:table-cell>
          <table:table-cell table:style-name="Tabell1.A2" office:value-type="string">
            <text:p text:style-name="Table_20_Contents">Blocket försvinner för båda spelarna.</text:p>
          </table:table-cell>
          <table:table-cell table:style-name="Tabell1.A2" office:value-type="string">
            <text:p text:style-name="Table_20_Contents">Man ska kunna spela mot en annan person över nätet i realtid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 på två olika datorer. Gå till samma ställe. Se ett monster</text:p>
          </table:table-cell>
          <table:table-cell table:style-name="Tabell1.A2" office:value-type="string">
            <text:p text:style-name="Table_20_Contents">Monstret är på samma ställe för båda spelarna</text:p>
          </table:table-cell>
          <table:table-cell table:style-name="Tabell1.A2" office:value-type="string">
            <text:p text:style-name="Table_20_Contents">Man ska kunna spela mot en annan person över nätet i realtid.</text:p>
          </table:table-cell>
          <table:table-cell table:style-name="Tabell1.E10" office:value-type="string">
            <text:p text:style-name="Table_20_Contents">Fail</text:p>
          </table:table-cell>
          <table:table-cell table:style-name="Tabell1.F2" office:value-type="string">
            <text:p text:style-name="Table_20_Contents">Det händer att monstrens positioner sklijer sig hos kienterna.</text:p>
          </table:table-cell>
        </table:table-row>
        <table:table-row>
          <table:table-cell table:style-name="Tabell1.A2" office:value-type="string">
            <text:p text:style-name="Table_20_Contents">5</text:p>
          </table:table-cell>
          <table:table-cell table:style-name="Tabell1.A2" office:value-type="string">
            <text:p text:style-name="Table_20_Contents">Starta ett singleplayer-spel. Ta spelaren till toppen av banan.</text:p>
          </table:table-cell>
          <table:table-cell table:style-name="Tabell1.A2" office:value-type="string">
            <text:p text:style-name="Table_20_Contents">Man når toppen inom 5 minuter</text:p>
          </table:table-cell>
          <table:table-cell table:style-name="Tabell1.A2" office:value-type="string">
            <text:p text:style-name="Table_20_Contents">Spelet ska gå att klara av på högst 5 minuter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tarta ett singleplayer-spel. Klättra uppåt minst 10 nivåer.</text:p>
          </table:table-cell>
          <table:table-cell table:style-name="Tabell1.A2" office:value-type="string">
            <text:p text:style-name="Table_20_Contents">Tre olika typer av fiender påträffas.</text:p>
          </table:table-cell>
          <table:table-cell table:style-name="Tabell1.A2" office:value-type="string">
            <text:p text:style-name="Table_20_Contents">Det ska finnas monster som försöker döda spelaren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Nudda en fladdermus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Nudda ett troll.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Nudda ett fallande stenblock.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Befinn sig på samma våning <text:soft-page-break/>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A2" office:value-type="string">
            <text:p text:style-name="Table_20_Contents">Troll ska jaga spelare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tarta ett splitscreen-spel. Klättra uppåt minst 10 nivåer.</text:p>
          </table:table-cell>
          <table:table-cell table:style-name="Tabell1.A2" office:value-type="string">
            <text:p text:style-name="Table_20_Contents">Tre olika typer av fiender påträffas.</text:p>
          </table:table-cell>
          <table:table-cell table:style-name="Tabell1.A2" office:value-type="string">
            <text:p text:style-name="Table_20_Contents">Det ska finnas monster som försöker döda spelaren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n fladdermus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n fladdermus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troll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troll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fallande stenblock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fallande stenblock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 . Placera spelare 1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A2" office:value-type="string">
            <text:p text:style-name="Table_20_Contents">Troll ska jaga spelare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 . Placera spelare 2 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A2" office:value-type="string">
            <text:p text:style-name="Table_20_Contents">Troll ska jaga spelare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ext:soft-page-break/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tarta ett mp-spel online. Klättra uppåt minst 10 nivåer.</text:p>
          </table:table-cell>
          <table:table-cell table:style-name="Tabell1.A2" office:value-type="string">
            <text:p text:style-name="Table_20_Contents">Tre olika typer av fiender påträffas.</text:p>
          </table:table-cell>
          <table:table-cell table:style-name="Tabell1.A2" office:value-type="string">
            <text:p text:style-name="Table_20_Contents">Det ska finnas monster som försöker döda spelaren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n fladdermus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n fladdermus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troll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troll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fallande stenblock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fallande stenblock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A2" office:value-type="string">
            <text:p text:style-name="Table_20_Contents">Monstren ska kunna döda spelare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 . Placera spelare 1 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A2" office:value-type="string">
            <text:p text:style-name="Table_20_Contents">Troll ska jaga spelare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 . Placera spelare 2 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A2" office:value-type="string">
            <text:p text:style-name="Table_20_Contents">Troll ska jaga spelare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singleplayer. </text:p>
            <text:p text:style-name="Table_20_Contents">Vänta 5 sekunder.</text:p>
            <text:p text:style-name="Table_20_Contents">Stå still.</text:p>
          </table:table-cell>
          <table:table-cell table:style-name="Tabell1.A2" office:value-type="string">
            <text:p text:style-name="Table_20_Contents">Banan flyttar sig nedåt mot lavan. När lavan täcker spelaren så förlorar man.</text:p>
          </table:table-cell>
          <table:table-cell table:style-name="Tabell1.A2" office:value-type="string">
            <text:p text:style-name="Table_20_Contents">Banan ska sjunka ner i lava. Man dör när man är helt under lava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<text:soft-page-break/>splitscreen. </text:p>
            <text:p text:style-name="Table_20_Contents">Vänta 5 sekunder.</text:p>
            <text:p text:style-name="Table_20_Contents">Spelare 1 ska stå still.</text:p>
          </table:table-cell>
          <table:table-cell table:style-name="Tabell1.A2" office:value-type="string">
            <text:p text:style-name="Table_20_Contents">Banan flyttar <text:soft-page-break/>sig nedåt mot lavan. När lavan täcker spelare 1 så förlorar den spelaren.</text:p>
          </table:table-cell>
          <table:table-cell table:style-name="Tabell1.A2" office:value-type="string">
            <text:p text:style-name="Table_20_Contents">Banan ska <text:soft-page-break/>sjunka ner i lava. Man dör när man är helt under lava.</text:p>
          </table:table-cell>
          <table:table-cell table:style-name="Tabell1.A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mp online. </text:p>
            <text:p text:style-name="Table_20_Contents">Vänta 5 sekunder.</text:p>
            <text:p text:style-name="Table_20_Contents">Spelare 2 ska stå still.</text:p>
          </table:table-cell>
          <table:table-cell table:style-name="Tabell1.A2" office:value-type="string">
            <text:p text:style-name="Table_20_Contents">Banan flyttar sig nedåt mot lavan. När lavan täcker spelare 2 så förlorar den spelaren.</text:p>
          </table:table-cell>
          <table:table-cell table:style-name="Tabell1.A2" office:value-type="string">
            <text:p text:style-name="Table_20_Contents">Banan ska sjunka ner i lava. Man dör när man är helt under lava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mp online. <text:s/></text:p>
            <text:p text:style-name="Table_20_Contents">Vänta 5 sekunder.</text:p>
            <text:p text:style-name="Table_20_Contents">Spelare 1 ska stå still.</text:p>
          </table:table-cell>
          <table:table-cell table:style-name="Tabell1.A2" office:value-type="string">
            <text:p text:style-name="Table_20_Contents">Banan flyttar sig nedåt mot lavan. När lavan täcker spelare 1 så förlorar den spelaren.</text:p>
          </table:table-cell>
          <table:table-cell table:style-name="Tabell1.A2" office:value-type="string">
            <text:p text:style-name="Table_20_Contents">Banan ska sjunka ner i lava. Man dör när man är helt under lava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mp online. <text:s/></text:p>
            <text:p text:style-name="Table_20_Contents">Vänta 5 sekunder.</text:p>
            <text:p text:style-name="Table_20_Contents">Spelare 2 ska stå still.</text:p>
          </table:table-cell>
          <table:table-cell table:style-name="Tabell1.A2" office:value-type="string">
            <text:p text:style-name="Table_20_Contents">Banan flyttar sig nedåt mot lavan. När lavan täcker spelare 2 så förlorar den spelaren.</text:p>
          </table:table-cell>
          <table:table-cell table:style-name="Tabell1.A2" office:value-type="string">
            <text:p text:style-name="Table_20_Contents">Banan ska sjunka ner i lava. Man dör när man är helt under lava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splitscreen. Spelare 1 slår på spelare 2.</text:p>
          </table:table-cell>
          <table:table-cell table:style-name="Tabell1.A2" office:value-type="string">
            <text:p text:style-name="Table_20_Contents">Spelare 1 vinner. Spelare 2 dör.</text:p>
          </table:table-cell>
          <table:table-cell table:style-name="Tabell1.A2" office:value-type="string">
            <text:p text:style-name="Table_20_Contents">Man dör ifall man blir slagen av en annan spelare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splitscreen. Spelare 2 slår på spelare 1.</text:p>
          </table:table-cell>
          <table:table-cell table:style-name="Tabell1.A2" office:value-type="string">
            <text:p text:style-name="Table_20_Contents">Spelare 2 vinner. Spelare 1 dör.</text:p>
          </table:table-cell>
          <table:table-cell table:style-name="Tabell1.A2" office:value-type="string">
            <text:p text:style-name="Table_20_Contents">Man dör ifall man blir slagen av en annan spelare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mp online. Spelare 1 slår på spelare 2.</text:p>
          </table:table-cell>
          <table:table-cell table:style-name="Tabell1.A2" office:value-type="string">
            <text:p text:style-name="Table_20_Contents">Spelare 1 vinner. Spelare 2 dör.</text:p>
          </table:table-cell>
          <table:table-cell table:style-name="Tabell1.A2" office:value-type="string">
            <text:p text:style-name="Table_20_Contents">Man dör ifall man blir slagen av en annan spelare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mp online. Spelare 2 slår på spelare 1.</text:p>
          </table:table-cell>
          <table:table-cell table:style-name="Tabell1.A2" office:value-type="string">
            <text:p text:style-name="Table_20_Contents">Spelare 2 vinner. Spelare 1 dör.</text:p>
          </table:table-cell>
          <table:table-cell table:style-name="Tabell1.A2" office:value-type="string">
            <text:p text:style-name="Table_20_Contents">Man dör ifall man blir slagen av en annan spelare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9</text:p>
          </table:table-cell>
          <table:table-cell table:style-name="Tabell1.A2" office:value-type="string">
            <text:p text:style-name="Table_20_Contents">Spela singleplayer.</text:p>
            <text:p text:style-name="Table_20_Contents">Nå toppen</text:p>
          </table:table-cell>
          <table:table-cell table:style-name="Tabell1.A2" office:value-type="string">
            <text:p text:style-name="Table_20_Contents">Man vinner.</text:p>
          </table:table-cell>
          <table:table-cell table:style-name="Tabell1.A2" office:value-type="string">
            <text:p text:style-name="Table_20_Contents">Man vinner när man når toppen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<text:soft-page-break/>Spelare 1 dör av monster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A2" office:value-type="string">
            <text:p text:style-name="Table_20_Contents">Man vinner om man överlever <text:soft-page-break/>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1 dör av lava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1 dör av spelare 2.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2 dör av monster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2 dör av lava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2 dör av spelare 1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1 dör av monster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1 dör av lava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1 dör av spelare 2.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2 dör av monster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2 dör av lava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2 dör av spelare 1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A2" office:value-type="string">
            <text:p text:style-name="Table_20_Contents">Man vinner om man överlever längst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1</text:p>
          </table:table-cell>
          <table:table-cell table:style-name="Tabell1.A2" office:value-type="string">
            <text:p text:style-name="Table_20_Contents">Spela <text:soft-page-break/>singleplayer. Hoppa 80 block uppåt.</text:p>
          </table:table-cell>
          <table:table-cell table:style-name="Tabell1.A2" office:value-type="string">
            <text:p text:style-name="Table_20_Contents">Det finns en <text:soft-page-break/>botten och en topp på banan.</text:p>
          </table:table-cell>
          <table:table-cell table:style-name="Tabell1.A2" office:value-type="string">
            <text:p text:style-name="Table_20_Contents">Vid <text:soft-page-break/>singleplayer så har banan en bestämd längd (80 block)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ingleplayer. Slå på ett ljust stenblock.</text:p>
          </table:table-cell>
          <table:table-cell table:style-name="Tabell1.A2" office:value-type="string">
            <text:p text:style-name="Table_20_Contents">Blocket "skadas"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ingleplayer. Slå på ett ljust stenblock med hål i sig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ingleplayer. Slå på en vägg mitt i banan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som spelare 1.</text:p>
          </table:table-cell>
          <table:table-cell table:style-name="Tabell1.A2" office:value-type="string">
            <text:p text:style-name="Table_20_Contents">Blocket "skadas."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med hål i sig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n vägg mitt i banan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som spelare 2.</text:p>
          </table:table-cell>
          <table:table-cell table:style-name="Tabell1.A2" office:value-type="string">
            <text:p text:style-name="Table_20_Contents">Blocket "skadas"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med hål i sig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n vägg mitt i banan som <text:soft-page-break/>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som spelare 1.</text:p>
          </table:table-cell>
          <table:table-cell table:style-name="Tabell1.A2" office:value-type="string">
            <text:p text:style-name="Table_20_Contents">Blocket "skadas"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med hål i sig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n vägg mitt i banan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som spelare 2.</text:p>
          </table:table-cell>
          <table:table-cell table:style-name="Tabell1.A2" office:value-type="string">
            <text:p text:style-name="Table_20_Contents">Blocket "skadas"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med hål i sig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n vägg mitt i banan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A2" office:value-type="string">
            <text:p text:style-name="Table_20_Contents">Man ska kunna slå sönder vissa block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3</text:p>
          </table:table-cell>
          <table:table-cell table:style-name="Tabell1.A2" office:value-type="string">
            <text:p text:style-name="Table_20_Contents">Starta spelet i Mozilla Firefox</text:p>
          </table:table-cell>
          <table:table-cell table:style-name="Tabell1.A2" office:value-type="string">
            <text:p text:style-name="Table_20_Contents">Spelet startar</text:p>
          </table:table-cell>
          <table:table-cell table:style-name="Tabell1.A2" office:value-type="string">
            <text:p text:style-name="Table_20_Contents">Spelet ska fungera i de flesta moderna webbläsarna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3</text:p>
          </table:table-cell>
          <table:table-cell table:style-name="Tabell1.A2" office:value-type="string">
            <text:p text:style-name="Table_20_Contents">Starta spelet i Internet Explorer 11</text:p>
          </table:table-cell>
          <table:table-cell table:style-name="Tabell1.A2" office:value-type="string">
            <text:p text:style-name="Table_20_Contents">Spelet startar</text:p>
          </table:table-cell>
          <table:table-cell table:style-name="Tabell1.A2" office:value-type="string">
            <text:p text:style-name="Table_20_Contents">Spelet ska fungera i de flesta moderna webbläsarna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3</text:p>
          </table:table-cell>
          <table:table-cell table:style-name="Tabell1.A2" office:value-type="string">
            <text:p text:style-name="Table_20_Contents">Starta spelet i Google Chrome</text:p>
          </table:table-cell>
          <table:table-cell table:style-name="Tabell1.A2" office:value-type="string">
            <text:p text:style-name="Table_20_Contents">Spelet startar</text:p>
          </table:table-cell>
          <table:table-cell table:style-name="Tabell1.A2" office:value-type="string">
            <text:p text:style-name="Table_20_Contents">Spelet ska fungera i de flesta moderna webbläsarna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6</text:p>
          </table:table-cell>
          <table:table-cell table:style-name="Tabell1.A2" office:value-type="string">
            <text:p text:style-name="Table_20_Contents">Starta singleplayer-spel 5 gånger.</text:p>
          </table:table-cell>
          <table:table-cell table:style-name="Tabell1.A2" office:value-type="string">
            <text:p text:style-name="Table_20_Contents">Banorna ser annorlunda ut varje gång. <text:soft-page-break/>Inga konstigheter.</text:p>
          </table:table-cell>
          <table:table-cell table:style-name="Tabell1.A2" office:value-type="string">
            <text:p text:style-name="Table_20_Contents">Man ska få en ny fungerande bana varje <text:soft-page-break/>gång man startar spele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6</text:p>
          </table:table-cell>
          <table:table-cell table:style-name="Tabell1.A2" office:value-type="string">
            <text:p text:style-name="Table_20_Contents">Starta splitscreen-spel 5 gånger.</text:p>
          </table:table-cell>
          <table:table-cell table:style-name="Tabell1.A2" office:value-type="string">
            <text:p text:style-name="Table_20_Contents">Banorna ser annorlunda ut varje gång. Inga konstigheter.</text:p>
          </table:table-cell>
          <table:table-cell table:style-name="Tabell1.A2" office:value-type="string">
            <text:p text:style-name="Table_20_Contents">Man ska få en ny fungerande bana varje gång man startar spele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6</text:p>
          </table:table-cell>
          <table:table-cell table:style-name="Tabell1.A2" office:value-type="string">
            <text:p text:style-name="Table_20_Contents">Starta mp online-spel 5 gånger.</text:p>
          </table:table-cell>
          <table:table-cell table:style-name="Tabell1.A2" office:value-type="string">
            <text:p text:style-name="Table_20_Contents">Banorna ser annorlunda ut varje gång. Inga konstigheter.</text:p>
          </table:table-cell>
          <table:table-cell table:style-name="Tabell1.A2" office:value-type="string">
            <text:p text:style-name="Table_20_Contents">Man ska få en ny fungerande bana varje gång man startar spele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ingleplayer. Flytta spelare åt vänster.</text:p>
          </table:table-cell>
          <table:table-cell table:style-name="Tabell1.A2" office:value-type="string">
            <text:p text:style-name="Table_20_Contents">Spelaren flyttar sig åt vänste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ingleplayer. Flytta spelare åt höger.</text:p>
          </table:table-cell>
          <table:table-cell table:style-name="Tabell1.A2" office:value-type="string">
            <text:p text:style-name="Table_20_Contents">Spelaren flyttar sig åt höge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ingleplayer. Hoppa.</text:p>
          </table:table-cell>
          <table:table-cell table:style-name="Tabell1.A2" office:value-type="string">
            <text:p text:style-name="Table_20_Contents">Spelaren hoppa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1 åt vänster.</text:p>
          </table:table-cell>
          <table:table-cell table:style-name="Tabell1.A2" office:value-type="string">
            <text:p text:style-name="Table_20_Contents">Spelare 1 flyttar sig åt vänste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1 åt höger.</text:p>
          </table:table-cell>
          <table:table-cell table:style-name="Tabell1.A2" office:value-type="string">
            <text:p text:style-name="Table_20_Contents">Spelare 1 flyttar sig åt höge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Hoppa med spelare 2.</text:p>
          </table:table-cell>
          <table:table-cell table:style-name="Tabell1.A2" office:value-type="string">
            <text:p text:style-name="Table_20_Contents">Spelare 1 hoppa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2 åt vänster.</text:p>
          </table:table-cell>
          <table:table-cell table:style-name="Tabell1.A2" office:value-type="string">
            <text:p text:style-name="Table_20_Contents">Spelare 2 flyttar sig åt vänste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2åt höger.</text:p>
          </table:table-cell>
          <table:table-cell table:style-name="Tabell1.A2" office:value-type="string">
            <text:p text:style-name="Table_20_Contents">Spelare 2flyttar sig åt höge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Hoppa med spelare 2.</text:p>
          </table:table-cell>
          <table:table-cell table:style-name="Tabell1.A2" office:value-type="string">
            <text:p text:style-name="Table_20_Contents">Spelare 2 hoppa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ext:soft-page-break/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1 åt vänster.</text:p>
          </table:table-cell>
          <table:table-cell table:style-name="Tabell1.A2" office:value-type="string">
            <text:p text:style-name="Table_20_Contents">Spelare 1 flyttar sig åt vänste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1 åt höger.</text:p>
          </table:table-cell>
          <table:table-cell table:style-name="Tabell1.A2" office:value-type="string">
            <text:p text:style-name="Table_20_Contents">Spelare 1 flyttar sig åt höge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Hoppa med spelare 2.</text:p>
          </table:table-cell>
          <table:table-cell table:style-name="Tabell1.A2" office:value-type="string">
            <text:p text:style-name="Table_20_Contents">Spelare 1 hoppa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2 åt vänster.</text:p>
          </table:table-cell>
          <table:table-cell table:style-name="Tabell1.A2" office:value-type="string">
            <text:p text:style-name="Table_20_Contents">Spelare 2 flyttar sig åt vänste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2åt höger.</text:p>
          </table:table-cell>
          <table:table-cell table:style-name="Tabell1.A2" office:value-type="string">
            <text:p text:style-name="Table_20_Contents">Spelare 2 flyttar sig åt höge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Hoppa med spelare 2.</text:p>
          </table:table-cell>
          <table:table-cell table:style-name="Tabell1.A2" office:value-type="string">
            <text:p text:style-name="Table_20_Contents">Spelare 2 hoppar.</text:p>
          </table:table-cell>
          <table:table-cell table:style-name="Tabell1.A2" office:value-type="string">
            <text:p text:style-name="Table_20_Contents">Spelaren ska kunna röra sig runt på banan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Stå på en plattform.</text:p>
          </table:table-cell>
          <table:table-cell table:style-name="Tabell1.A2" office:value-type="string">
            <text:p text:style-name="Table_20_Contents">Spelaren står på plattformen</text:p>
          </table:table-cell>
          <table:table-cell table:style-name="Tabell1.A2" office:value-type="string">
            <text:p text:style-name="Table_20_Contents">Spelare ska inte kunna röra sig genom solida block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Gå mot en vägg åt höger</text:p>
          </table:table-cell>
          <table:table-cell table:style-name="Tabell1.A2" office:value-type="string">
            <text:p text:style-name="Table_20_Contents">Spelaren stannar</text:p>
          </table:table-cell>
          <table:table-cell table:style-name="Tabell1.A2" office:value-type="string">
            <text:p text:style-name="Table_20_Contents">Spelare ska inte kunna röra sig genom solida block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Gå mot en vägg åt vänster.</text:p>
          </table:table-cell>
          <table:table-cell table:style-name="Tabell1.A2" office:value-type="string">
            <text:p text:style-name="Table_20_Contents">Spelaren stannar</text:p>
          </table:table-cell>
          <table:table-cell table:style-name="Tabell1.A2" office:value-type="string">
            <text:p text:style-name="Table_20_Contents">Spelare ska inte kunna röra sig genom solida block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Hoppa upp mot ett block</text:p>
          </table:table-cell>
          <table:table-cell table:style-name="Tabell1.A2" office:value-type="string">
            <text:p text:style-name="Table_20_Contents">Spelaren stannar</text:p>
          </table:table-cell>
          <table:table-cell table:style-name="Tabell1.A2" office:value-type="string">
            <text:p text:style-name="Table_20_Contents">Spelare ska inte kunna röra sig genom solida block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i ett singleplayer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A2" office:value-type="string">
            <text:p text:style-name="Table_20_Contents">Man ska kunna starta om spelet när det har tagit slu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Vinn i ett singleplayer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A2" office:value-type="string">
            <text:p text:style-name="Table_20_Contents">Man ska kunna starta om spelet när det har tagit slu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ext:soft-page-break/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med spelare 1 i ett splitscreen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A2" office:value-type="string">
            <text:p text:style-name="Table_20_Contents">Man ska kunna starta om spelet när det har tagit slu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med spelare 2 i ett splitscreen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A2" office:value-type="string">
            <text:p text:style-name="Table_20_Contents">Man ska kunna starta om spelet när det har tagit slu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i ett mp online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A2" office:value-type="string">
            <text:p text:style-name="Table_20_Contents">Man ska kunna starta om spelet när det har tagit slu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Vinn i ett mp online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A2" office:value-type="string">
            <text:p text:style-name="Table_20_Contents">Man ska kunna starta om spelet när det har tagit slut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  <table:table-row>
          <table:table-cell table:style-name="Tabell1.A2" office:value-type="string">
            <text:p text:style-name="Table_20_Contents">20</text:p>
          </table:table-cell>
          <table:table-cell table:style-name="Tabell1.A2" office:value-type="string">
            <text:p text:style-name="Table_20_Contents">Klicka på Play with stranger.</text:p>
          </table:table-cell>
          <table:table-cell table:style-name="Tabell1.A2" office:value-type="string">
            <text:p text:style-name="Table_20_Contents">Ett meddelande visas.</text:p>
          </table:table-cell>
          <table:table-cell table:style-name="Tabell1.A2" office:value-type="string">
            <text:p text:style-name="Table_20_Contents">Man ska informeras om vad som händer när det tar lång tid.</text:p>
          </table:table-cell>
          <table:table-cell table:style-name="Tabell1.E2" office:value-type="string">
            <text:p text:style-name="Table_20_Contents">Pass</text:p>
          </table:table-cell>
          <table:table-cell table:style-name="Tabell1.F2" office:value-type="string">
            <text:p text:style-name="Table_20_Contents">-</text:p>
          </table:table-cell>
        </table:table-row>
      </table:table>
      <text:p text:style-name="Standard"/>
      <text:p text:style-name="Standard"/>
      <text:h text:style-name="Heading_20_2" text:outline-level="2">Hittade fel:</text:h>
      <text:p text:style-name="Text_20_body"/>
      <text:p text:style-name="Text_20_body">Multiplayer-spel är inte alltid i synk när det kommer till monsters positioner, och inte heller spelarens rörelser är alltid i synk.</text:p>
      <text:p text:style-name="Text_20_body">Ett annat problem är att spelet pausas när man tabbar ner fönstret, vilket gör att man blir "odödlig" och inte kan förlora. Spelet hamnar också kraftigt i osy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4M17S</meta:editing-duration>
    <meta:editing-cycles>163</meta:editing-cycles>
    <meta:generator>OpenOffice/4.0.1$Win32 OpenOffice.org_project/401m5$Build-9714</meta:generator>
    <dc:date>2014-06-03T14:34:10.35</dc:date>
    <dc:creator>Henrik Gabrielsson</dc:creator>
    <meta:document-statistic meta:table-count="1" meta:image-count="0" meta:object-count="0" meta:page-count="12" meta:paragraph-count="667" meta:word-count="2708" meta:character-count="14661"/>
    <meta:user-defined meta:name="Info 1"/>
    <meta:user-defined meta:name="Info 2"/>
    <meta:user-defined meta:name="Info 3"/>
    <meta:user-defined meta:name="Info 4"/>
  </office:meta>
</office:document-meta>
</file>